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a67" officeooo:paragraph-rsid="0007ca67"/>
    </style:style>
    <style:style style:name="P2" style:family="paragraph" style:parent-style-name="Standard">
      <style:text-properties officeooo:rsid="00128a4e" officeooo:paragraph-rsid="00128a4e"/>
    </style:style>
    <style:style style:name="P3" style:family="paragraph" style:parent-style-name="Standard">
      <style:text-properties officeooo:rsid="0014e3b7" officeooo:paragraph-rsid="0014e3b7"/>
    </style:style>
    <style:style style:name="P4" style:family="paragraph" style:parent-style-name="Table_20_Contents">
      <style:text-properties officeooo:rsid="000939ae" officeooo:paragraph-rsid="000939ae"/>
    </style:style>
    <style:style style:name="P5" style:family="paragraph" style:parent-style-name="Table_20_Contents">
      <style:paragraph-properties fo:text-align="end" style:justify-single-word="false"/>
      <style:text-properties officeooo:rsid="000d79a1" officeooo:paragraph-rsid="000d79a1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rsid="000fafde" officeooo:paragraph-rsid="000faf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867820044704">
          <table:table-cell table:style-name="Table1.A1" office:value-type="string">
            <text:p text:style-name="P4">Nahrávka</text:p>
          </table:table-cell>
          <table:table-cell table:style-name="Table1.A1" office:value-type="string">
            <text:p text:style-name="P4">Dĺžka [s]</text:p>
          </table:table-cell>
          <table:table-cell table:style-name="Table1.C1" office:value-type="string">
            <text:p text:style-name="P4">Dĺžka [n vzoriek]</text:p>
          </table:table-cell>
        </table:table-row>
        <table:table-row table:style-name="TableLine94867820044704">
          <table:table-cell table:style-name="Table1.A2" office:value-type="string">
            <text:p text:style-name="P4">maskoff_tone.wav</text:p>
          </table:table-cell>
          <table:table-cell table:style-name="Table1.A2" office:value-type="string">
            <text:p text:style-name="P5">0,82</text:p>
          </table:table-cell>
          <table:table-cell table:style-name="Table1.C2" office:value-type="string">
            <text:p text:style-name="P7">13 125</text:p>
          </table:table-cell>
        </table:table-row>
        <table:table-row table:style-name="TableLine94867820044704">
          <table:table-cell table:style-name="Table1.A2" office:value-type="string">
            <text:p text:style-name="P4">maskon_tone.wav</text:p>
          </table:table-cell>
          <table:table-cell table:style-name="Table1.A2" office:value-type="string">
            <text:p text:style-name="P7">0,79</text:p>
          </table:table-cell>
          <table:table-cell table:style-name="Table1.C2" office:value-type="string">
            <text:p text:style-name="P6">12 604</text:p>
          </table:table-cell>
        </table:table-row>
      </table:table>
      <text:p text:style-name="P1"/>
      <text:p text:style-name="P1">vzorec velikosti ramca vo vzorkoch</text:p>
      <text:p text:style-name="P2">ramec_vzorky = ramec_s * frekvencia</text:p>
      <text:p text:style-name="P2"/>
      <text:p text:style-name="P3">grafy ramcov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draw:fill="solid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4T14:46:33.148156939</meta:creation-date>
    <meta:generator>LibreOffice/7.0.3.1$Linux_X86_64 LibreOffice_project/00$Build-1</meta:generator>
    <dc:date>2020-12-14T16:23:31.786962764</dc:date>
    <meta:editing-duration>PT1H36M56S</meta:editing-duration>
    <meta:editing-cycles>7</meta:editing-cycles>
    <meta:document-statistic meta:table-count="1" meta:image-count="0" meta:object-count="0" meta:page-count="1" meta:paragraph-count="12" meta:word-count="26" meta:character-count="166" meta:non-whitespace-character-count="152"/>
  </office:meta>
</office:document-meta>
</file>